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F7700002C6D605A7F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6528in" svg:y="-0.7874in" svg:width="8.2681in" svg:height="11.6728in" draw:z-index="0"><draw:image xlink:href="Pictures/1000000100001F7700002C6D605A7F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1:39:03.088000000</meta:creation-date>
    <meta:print-date>2025-05-17T13:00:19.903000000</meta:print-date>
    <dc:date>2025-05-17T13:01:19.619000000</dc:date>
    <meta:editing-duration>PT13H40M6S</meta:editing-duration>
    <meta:editing-cycles>2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